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ethodArgumentResolverTests.resolveWith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resolveSimpleTyp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MethodArgumentResolverTests.missing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amMethodArgumentResolverTests.resolveAndConver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amMethodArgumentResolverTests.resolveEmptyValueWithou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resolveEmptyValueTo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resolve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MethodArgumentResolverTests.resolv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MethodArgumentResolverTests.handle( @ RequestParam ( name = "name" , defaultValue = "bar" ) String param1 , @ RequestParam ( "name" ) String [ ] param2 , @ RequestParam ( "name" ) Map &lt; ? , ? &gt; param3 , @ RequestParam Map &lt; ? , ? &gt; param4 , String stringNotAnnot , Mono &lt; String &gt; monoStringNotAnnot , @ RequestParam ( "name" ) String paramRequired , @ RequestParam ( name = "name" , required = false ) String paramNotRequired , @ RequestParam ( "name" ) Optional &lt; Integer &gt; paramOptional , @ RequestParam Mono &lt; String &gt; paramMono , @ RequestParam ( required = false ) Integer null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amMethodArgumentResolverTests.resolveSimpleTypeParam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MethodArgumentResolverTests.resolve(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ethodArgumentResolverTests.resolveOptionalParam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amMethodArgumentResolverTests.doesNotSupportParameterWithDefaultResolution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resolveEmptyValueRequiredWithou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doesNotSupportReactiv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